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3000003386AAE35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style-name="gr1" draw:text-style-name="P2" svg:width="0.821cm" svg:height="0.795cm" svg:x="0.827cm" svg:y="10.119cm"><draw:text-box><text:p text:style-name="P2">20</text:p></draw:text-box></draw:frame><draw:frame text:anchor-type="paragraph" draw:z-index="2" draw:style-name="gr2" draw:text-style-name="P3" svg:width="1.807cm" svg:height="0.555cm" svg:x="0cm" svg:y="9.444cm"><draw:text-box><text:p text:style-name="P2"><text:span text:style-name="T1">17+18+19</text:span></text:p></draw:text-box></draw:frame><draw:frame text:anchor-type="paragraph" draw:z-index="3" draw:style-name="gr1" draw:text-style-name="P2" svg:width="0.821cm" svg:height="0.795cm" svg:x="0.728cm" svg:y="8.65cm"><draw:text-box><text:p text:style-name="P2">12</text:p></draw:text-box></draw:frame><draw:frame text:anchor-type="paragraph" draw:z-index="4" draw:style-name="gr1" draw:text-style-name="P2" svg:width="0.821cm" svg:height="0.795cm" svg:x="0.753cm" svg:y="8.045cm"><draw:text-box><text:p text:style-name="P2">13</text:p></draw:text-box></draw:frame><draw:line text:anchor-type="paragraph" draw:z-index="5" draw:style-name="gr3" draw:text-style-name="P2" svg:x1="15.568cm" svg:y1="8.991cm" svg:x2="10.977cm" svg:y2="8.823cm"><text:p/></draw:line><draw:frame text:anchor-type="paragraph" draw:z-index="6" draw:style-name="gr1" draw:text-style-name="P2" svg:width="0.821cm" svg:height="0.795cm" svg:x="15.568cm" svg:y="9.357cm"><draw:text-box><text:p text:style-name="P2">16</text:p></draw:text-box></draw:frame><draw:frame text:anchor-type="paragraph" draw:z-index="7" draw:style-name="gr1" draw:text-style-name="P2" svg:width="0.821cm" svg:height="0.795cm" svg:x="15.568cm" svg:y="8.564cm"><draw:text-box><text:p text:style-name="P2">15</text:p></draw:text-box></draw:frame><draw:line text:anchor-type="paragraph" draw:z-index="8" draw:style-name="gr3" draw:text-style-name="P2" svg:x1="1.905cm" svg:y1="9.705cm" svg:x2="6.763cm" svg:y2="10.351cm"><text:p/></draw:line><draw:line text:anchor-type="paragraph" draw:z-index="9" draw:style-name="gr3" draw:text-style-name="P2" svg:x1="1.549cm" svg:y1="9.073cm" svg:x2="6.066cm" svg:y2="9.129cm"><text:p/></draw:line><draw:line text:anchor-type="paragraph" draw:z-index="10" draw:style-name="gr3" draw:text-style-name="P2" svg:x1="1.573cm" svg:y1="8.449cm" svg:x2="6.33cm" svg:y2="8.698cm"><text:p/></draw:line><draw:frame text:anchor-type="paragraph" draw:z-index="11" draw:style-name="gr1" draw:text-style-name="P2" svg:width="0.821cm" svg:height="0.795cm" svg:x="15.568cm" svg:y="10.007cm"><draw:text-box><text:p text:style-name="P2">8</text:p></draw:text-box></draw:frame><draw:line text:anchor-type="paragraph" draw:z-index="12" draw:style-name="gr3" draw:text-style-name="P2" svg:x1="15.568cm" svg:y1="9.76cm" svg:x2="10.155cm" svg:y2="10.097cm"><text:p/></draw:line><draw:line text:anchor-type="paragraph" draw:z-index="13" draw:style-name="gr3" draw:text-style-name="P2" svg:x1="15.568cm" svg:y1="10.386cm" svg:x2="11.721cm" svg:y2="10.345cm"><text:p/></draw:line><draw:line text:anchor-type="paragraph" draw:z-index="14" draw:style-name="gr3" draw:text-style-name="P2" svg:x1="15.101cm" svg:y1="8.13cm" svg:x2="9.915cm" svg:y2="8.823cm"><text:p/></draw:line><draw:frame text:anchor-type="paragraph" draw:z-index="15" draw:style-name="gr1" draw:text-style-name="P2" svg:width="0.821cm" svg:height="0.795cm" svg:x="0.728cm" svg:y="4.958cm"><draw:text-box><text:p text:style-name="P2">3</text:p></draw:text-box></draw:frame><draw:frame text:anchor-type="paragraph" draw:z-index="16" draw:style-name="gr1" draw:text-style-name="P2" svg:width="0.821cm" svg:height="0.795cm" svg:x="0.728cm" svg:y="4.023cm"><draw:text-box><text:p text:style-name="P2">21</text:p></draw:text-box></draw:frame><draw:frame text:anchor-type="paragraph" draw:z-index="17" draw:style-name="gr1" draw:text-style-name="P2" svg:width="0.821cm" svg:height="0.795cm" svg:x="15.452cm" svg:y="5.752cm"><draw:text-box><text:p text:style-name="P2">21</text:p></draw:text-box></draw:frame><draw:line text:anchor-type="paragraph" draw:z-index="18" draw:style-name="gr3" draw:text-style-name="P3" svg:x1="15.452cm" svg:y1="6.15cm" svg:x2="12.298cm" svg:y2="6.138cm"><text:p/></draw:line><draw:line text:anchor-type="paragraph" draw:z-index="20" draw:style-name="gr3" draw:text-style-name="P2" svg:x1="1.402cm" svg:y1="5.298cm" svg:x2="5.443cm" svg:y2="4.755cm"><text:p/></draw:line><draw:line text:anchor-type="paragraph" draw:z-index="21" draw:style-name="gr3" draw:text-style-name="P2" svg:x1="1.42cm" svg:y1="4.421cm" svg:x2="4.935cm" svg:y2="4.417cm"><text:p/></draw:line><draw:frame text:anchor-type="paragraph" draw:z-index="22" draw:style-name="gr4" draw:text-style-name="P2" svg:width="1.207cm" svg:height="0.976cm" svg:x="15.282cm" svg:y="6.354cm"><draw:text-box><text:p text:style-name="P2">24+25</text:p></draw:text-box></draw:frame><draw:frame text:anchor-type="paragraph" draw:z-index="23" draw:style-name="gr1" draw:text-style-name="P2" svg:width="0.821cm" svg:height="0.795cm" svg:x="15.522cm" svg:y="4.071cm"><draw:text-box><text:p text:style-name="P2">4</text:p></draw:text-box></draw:frame><draw:frame text:anchor-type="paragraph" draw:z-index="24" draw:style-name="gr1" draw:text-style-name="P2" svg:width="0.821cm" svg:height="0.795cm" svg:x="15.593cm" svg:y="1.762cm"><draw:text-box><text:p text:style-name="P2">6</text:p></draw:text-box></draw:frame><draw:frame text:anchor-type="paragraph" draw:z-index="25" draw:style-name="gr1" draw:text-style-name="P2" svg:width="0.821cm" svg:height="0.795cm" svg:x="0.728cm" svg:y="1.672cm"><draw:text-box><text:p text:style-name="P2">7</text:p></draw:text-box></draw:frame><draw:frame text:anchor-type="paragraph" draw:z-index="26" draw:style-name="gr1" draw:text-style-name="P2" svg:width="0.821cm" svg:height="0.795cm" svg:x="0.776cm" svg:y="5.992cm"><draw:text-box><text:p text:style-name="P2">17</text:p></draw:text-box></draw:frame><draw:line text:anchor-type="paragraph" draw:z-index="27" draw:style-name="gr3" draw:text-style-name="P2" svg:x1="1.475cm" svg:y1="2.122cm" svg:x2="4.07cm" svg:y2="2.796cm"><text:p/></draw:line><draw:line text:anchor-type="paragraph" draw:z-index="28" draw:style-name="gr3" draw:text-style-name="P2" svg:x1="15.686cm" svg:y1="2.194cm" svg:x2="14.317cm" svg:y2="3.081cm"><text:p/></draw:line><draw:line text:anchor-type="paragraph" draw:z-index="29" draw:style-name="gr3" draw:text-style-name="P2" svg:x1="15.078cm" svg:y1="6.881cm" svg:x2="8.707cm" svg:y2="6.475cm"><text:p/></draw:line><draw:line text:anchor-type="paragraph" draw:z-index="30" draw:style-name="gr3" draw:text-style-name="P2" svg:x1="1.688cm" svg:y1="6.357cm" svg:x2="4.526cm" svg:y2="6.357cm"><text:p/></draw:line><draw:line text:anchor-type="paragraph" draw:z-index="31" draw:style-name="gr3" draw:text-style-name="P2" svg:x1="15.63cm" svg:y1="4.535cm" svg:x2="11.594cm" svg:y2="5.02cm"><text:p/></draw:line><draw:line text:anchor-type="paragraph" draw:z-index="32" draw:style-name="gr3" draw:text-style-name="P2" svg:x1="1.647cm" svg:y1="10.543cm" svg:x2="4.069cm" svg:y2="11.238cm"><text:p/></draw:line><draw:line text:anchor-type="paragraph" draw:z-index="33" draw:style-name="gr3" draw:text-style-name="P2" svg:x1="15.568cm" svg:y1="8.991cm" svg:x2="9.987cm" svg:y2="9.529cm"><text:p/></draw:line><draw:line text:anchor-type="paragraph" draw:z-index="19" draw:style-name="gr3" draw:text-style-name="P2" svg:x1="1.806cm" svg:y1="6.92cm" svg:x2="5.08cm" svg:y2="7.329cm"><text:p/></draw:line><draw:frame text:anchor-type="paragraph" draw:z-index="34" draw:style-name="gr4" draw:text-style-name="P2" svg:width="1.227cm" svg:height="0.976cm" svg:x="15.282cm" svg:y="7.65cm"><draw:text-box><text:p text:style-name="P2">11+14</text:p></draw:text-box></draw:frame><draw:frame text:anchor-type="paragraph" draw:z-index="35" draw:style-name="gr4" draw:text-style-name="P2" svg:width="1.227cm" svg:height="0.976cm" svg:x="15.282cm" svg:y="7.027cm"><draw:text-box><text:p text:style-name="P2">22+23</text:p></draw:text-box></draw:frame><draw:line text:anchor-type="paragraph" draw:z-index="36" draw:style-name="gr3" draw:text-style-name="P2" svg:x1="15.077cm" svg:y1="7.551cm" svg:x2="9.544cm" svg:y2="7.292cm"><text:p/></draw:line><draw:frame text:anchor-type="paragraph" draw:z-index="37" draw:style-name="gr2" draw:text-style-name="P3" svg:width="1.807cm" svg:height="0.555cm" svg:x="0cm" svg:y="6.653cm"><draw:text-box><text:p text:style-name="P2"><text:span text:style-name="T1">9+10+23</text:span></text:p></draw:text-box></draw:frame><draw:frame text:anchor-type="paragraph" draw:z-index="38" draw:style-name="gr1" draw:text-style-name="P2" svg:width="0.821cm" svg:height="0.795cm" svg:x="0.753cm" svg:y="7.251cm"><draw:text-box><text:p text:style-name="P2">5</text:p></draw:text-box></draw:frame><draw:line text:anchor-type="paragraph" draw:z-index="39" draw:style-name="gr3" draw:text-style-name="P2" svg:x1="1.448cm" svg:y1="7.618cm" svg:x2="6.161cm" svg:y2="7.569cm"><text:p/></draw:line><draw:frame draw:style-name="fr1" draw:name="images1" text:anchor-type="paragraph" svg:width="18.962cm" svg:height="14.534cm" draw:z-index="0"><draw:image xlink:href="Pictures/1000000000000433000003386AAE35E6.png" xlink:type="simple" xlink:show="embed" xlink:actuate="onLoad"/></draw:frame><draw:frame text:anchor-type="paragraph" draw:z-index="40" draw:style-name="gr1" draw:text-style-name="P2" svg:width="0.821cm" svg:height="0.795cm" svg:x="14.305cm" svg:y="5.02cm"><draw:text-box><text:p text:style-name="P2">26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8T10:52:40.21</meta:creation-date>
    <dc:date>2019-12-02T15:27:55.18</dc:date>
    <meta:editing-duration>PT3H32M16S</meta:editing-duration>
    <meta:editing-cycles>25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